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eamValidatorHelper.StreamValidatorHelper( XMLSchemaValidator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ValidatorHelp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eamValidatorHelper.validate( Source source , Result resul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1">
            <text:p text:style-name="Table_20_Contents">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